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ad6"/>
    </style:style>
    <style:style style:name="P2" style:family="paragraph" style:parent-style-name="Standard">
      <style:text-properties officeooo:rsid="0016bad6" officeooo:paragraph-rsid="0016bad6"/>
    </style:style>
    <style:style style:name="P3" style:family="paragraph" style:parent-style-name="Standard">
      <style:text-properties officeooo:rsid="0018a137" officeooo:paragraph-rsid="0018a137"/>
    </style:style>
    <style:style style:name="P4" style:family="paragraph" style:parent-style-name="Standard">
      <style:text-properties officeooo:rsid="001d0779" officeooo:paragraph-rsid="001d0779"/>
    </style:style>
    <style:style style:name="P5" style:family="paragraph" style:parent-style-name="Standard">
      <style:text-properties fo:font-weight="bold" officeooo:rsid="0016bad6" officeooo:paragraph-rsid="0016bad6" style:font-weight-asian="bold" style:font-weight-complex="bold"/>
    </style:style>
    <style:style style:name="P6" style:family="paragraph" style:parent-style-name="Standard">
      <style:text-properties officeooo:rsid="001e3c4c" officeooo:paragraph-rsid="001e3c4c"/>
    </style:style>
    <style:style style:name="T1" style:family="text">
      <style:text-properties officeooo:rsid="0018a137"/>
    </style:style>
    <style:style style:name="T2" style:family="text">
      <style:text-properties officeooo:rsid="001d0779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987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officeooo:rsid="0020f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PASAR <text:span text:style-name="T8">TABLAS</text:span> A EER</text:p>
      <text:p text:style-name="P1"/>
      <text:p text:style-name="P1"/>
      <text:p text:style-name="P5">1:1</text:p>
      <text:p text:style-name="P2"><text:span text:style-name="T4">1:1+RE </text:span><text:span text:style-name="T2">- CAj y VNN</text:span></text:p>
      <text:p text:style-name="P5">1:1+2RE</text:p>
      <text:p text:style-name="P2"/>
      <text:p text:style-name="P5">1:N</text:p>
      <text:p text:style-name="P5">1:N+RE</text:p>
      <text:p text:style-name="P2"/>
      <text:p text:style-name="P2"><text:span text:style-name="T4">N:M</text:span> <text:span text:style-name="T2">dos claves ajenas que apuntan a</text:span></text:p>
      <text:p text:style-name="P2"/>
      <text:p text:style-name="P4"><text:span text:style-name="T4">REFLEXION</text:span>: talba que se apunta a si misma con una CAj</text:p>
      <text:p text:style-name="P2"/>
      <text:p text:style-name="P2"><text:span text:style-name="T4">GENERACLIZACION</text:span>: <text:span text:style-name="T1">cuando toda la Caj es CP</text:span></text:p>
      <text:p text:style-name="P2"/>
      <text:p text:style-name="P2"><text:span text:style-name="T4">DEPENDENCIA</text:span>: <text:span text:style-name="T1">parte de la clave primaria como Caj</text:span></text:p>
      <text:p text:style-name="P2"/>
      <text:p text:style-name="P3"><text:span text:style-name="T3">TERNARIA</text:span>: pares de claves ajenas y primarias</text:p>
      <text:p text:style-name="P6"><text:tab/>-Toda la clave primaria es tambien ajena y apuntan a tablas distintas <text:span text:style-name="T5">(3colornegro)</text:span></text:p>
      <text:p text:style-name="P6"><text:tab/>-Toda la clave primaria es tambien ajena y apuntan a tablas distintas,</text:p>
      <text:p text:style-name="P6"><text:tab/><text:tab/>ademas hay una tercera Caj y un VNN <text:span text:style-name="T5">(2colornegro)</text:span></text:p>
      <text:p text:style-name="P6"><text:tab/>-Toda la Cp es Caj apuntan a disferentes tablas y una parte de una </text:p>
      <text:p text:style-name="P6"><text:tab/><text:tab/>Calt es tambien Caj <text:span text:style-name="T5">(1colorNEgr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5S</meta:editing-duration>
    <meta:editing-cycles>4</meta:editing-cycles>
    <meta:generator>LibreOffice/5.2.3.3$Windows_x86 LibreOffice_project/d54a8868f08a7b39642414cf2c8ef2f228f780cf</meta:generator>
    <dc:date>2017-01-22T13:09:44.274000000</dc:date>
    <meta:document-statistic meta:table-count="0" meta:image-count="0" meta:object-count="0" meta:page-count="1" meta:paragraph-count="16" meta:word-count="107" meta:character-count="593" meta:non-whitespace-character-count="494"/>
    <meta:user-defined meta:name="Info 1"/>
    <meta:user-defined meta:name="Info 2"/>
    <meta:user-defined meta:name="Info 3"/>
    <meta:user-defined meta:name="Info 4"/>
  </office:meta>
</office:document-meta>
</file>